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Lucida Sans1" svg:font-family="'Lucida Sans'"/>
    <style:font-face style:name="OpenSymbol" svg:font-family="OpenSymbol"/>
    <style:font-face style:name="SimSun" svg:font-family="SimSun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385" style:family="table">
      <style:table-properties style:width="12.495cm" fo:margin-left="0cm" fo:margin-right="0.355cm" table:align="margins"/>
    </style:style>
    <style:style style:name="Tabla385.A" style:family="table-column">
      <style:table-column-properties style:column-width="1.974cm" style:rel-column-width="10352*"/>
    </style:style>
    <style:style style:name="Tabla385.B" style:family="table-column">
      <style:table-column-properties style:column-width="2.54cm" style:rel-column-width="13321*"/>
    </style:style>
    <style:style style:name="Tabla385.C" style:family="table-column">
      <style:table-column-properties style:column-width="3.923cm" style:rel-column-width="20574*"/>
    </style:style>
    <style:style style:name="Tabla385.D" style:family="table-column">
      <style:table-column-properties style:column-width="4.059cm" style:rel-column-width="21288*"/>
    </style:style>
    <style:style style:name="Tabla38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85.D1" style:family="table-cell">
      <style:table-cell-properties style:vertical-align="middle" fo:padding="0.097cm" fo:border="0.018cm solid #666666"/>
    </style:style>
    <style:style style:name="Tabla385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85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.D1" style:family="table-cell">
      <style:table-cell-properties fo:padding="0.097cm" fo:border="0.018cm solid #666666"/>
    </style:style>
    <style:style style:name="Tabla1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.C2" style:family="table-cell">
      <style:table-cell-properties fo:padding="0.097cm" fo:border-left="0.018cm solid #666666" fo:border-right="none" fo:border-top="none" fo:border-bottom="0.018cm solid #666666"/>
    </style:style>
    <style:style style:name="Tabla1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54.D1" style:family="table-cell">
      <style:table-cell-properties style:vertical-align="middle" fo:padding="0.097cm" fo:border="0.018cm solid #666666"/>
    </style:style>
    <style:style style:name="Tabla254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54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13.D1" style:family="table-cell">
      <style:table-cell-properties style:vertical-align="middle" fo:padding="0.097cm" fo:border="0.018cm solid #666666"/>
    </style:style>
    <style:style style:name="Tabla352" style:family="table">
      <style:table-properties style:width="12.495cm" fo:margin-left="0cm" fo:margin-right="0.355cm" table:align="margins"/>
    </style:style>
    <style:style style:name="Tabla352.A" style:family="table-column">
      <style:table-column-properties style:column-width="1.974cm" style:rel-column-width="10352*"/>
    </style:style>
    <style:style style:name="Tabla352.B" style:family="table-column">
      <style:table-column-properties style:column-width="2.54cm" style:rel-column-width="13321*"/>
    </style:style>
    <style:style style:name="Tabla352.C" style:family="table-column">
      <style:table-column-properties style:column-width="3.923cm" style:rel-column-width="20574*"/>
    </style:style>
    <style:style style:name="Tabla352.D" style:family="table-column">
      <style:table-column-properties style:column-width="4.059cm" style:rel-column-width="21288*"/>
    </style:style>
    <style:style style:name="Tabla35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52.D1" style:family="table-cell">
      <style:table-cell-properties style:vertical-align="middle" fo:padding="0.097cm" fo:border="0.018cm solid #666666"/>
    </style:style>
    <style:style style:name="Tabla352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52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44.D1" style:family="table-cell">
      <style:table-cell-properties style:vertical-align="middle" fo:padding="0.097cm" fo:border="0.018cm solid #666666"/>
    </style:style>
    <style:style style:name="Tabla244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44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94.D1" style:family="table-cell">
      <style:table-cell-properties style:vertical-align="middle" fo:padding="0.097cm" fo:border="0.018cm solid #666666"/>
    </style:style>
    <style:style style:name="Tabla194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94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0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40.D1" style:family="table-cell">
      <style:table-cell-properties fo:padding="0.097cm" fo:border="0.018cm solid #666666"/>
    </style:style>
    <style:style style:name="Tabla40.C2" style:family="table-cell">
      <style:table-cell-properties fo:padding="0.097cm" fo:border-left="0.018cm solid #666666" fo:border-right="none" fo:border-top="none" fo:border-bottom="0.018cm solid #666666"/>
    </style:style>
    <style:style style:name="Tabla40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40.B3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65.D1" style:family="table-cell">
      <style:table-cell-properties style:vertical-align="middle" fo:padding="0.097cm" fo:border="0.018cm solid #666666"/>
    </style:style>
    <style:style style:name="Tabla400" style:family="table">
      <style:table-properties style:width="12.495cm" fo:margin-left="0cm" fo:margin-right="0.355cm" table:align="margins"/>
    </style:style>
    <style:style style:name="Tabla400.A" style:family="table-column">
      <style:table-column-properties style:column-width="1.974cm" style:rel-column-width="10352*"/>
    </style:style>
    <style:style style:name="Tabla400.B" style:family="table-column">
      <style:table-column-properties style:column-width="2.54cm" style:rel-column-width="13321*"/>
    </style:style>
    <style:style style:name="Tabla400.C" style:family="table-column">
      <style:table-column-properties style:column-width="3.923cm" style:rel-column-width="20574*"/>
    </style:style>
    <style:style style:name="Tabla400.D" style:family="table-column">
      <style:table-column-properties style:column-width="4.059cm" style:rel-column-width="21288*"/>
    </style:style>
    <style:style style:name="Tabla40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00.D1" style:family="table-cell">
      <style:table-cell-properties style:vertical-align="middle" fo:padding="0.097cm" fo:border="0.018cm solid #666666"/>
    </style:style>
    <style:style style:name="Tabla400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00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42" style:family="table">
      <style:table-properties style:width="12.495cm" fo:margin-left="0cm" fo:margin-right="0.355cm" table:align="margins"/>
    </style:style>
    <style:style style:name="Tabla342.A" style:family="table-column">
      <style:table-column-properties style:column-width="1.974cm" style:rel-column-width="10352*"/>
    </style:style>
    <style:style style:name="Tabla342.B" style:family="table-column">
      <style:table-column-properties style:column-width="2.54cm" style:rel-column-width="13321*"/>
    </style:style>
    <style:style style:name="Tabla342.C" style:family="table-column">
      <style:table-column-properties style:column-width="3.923cm" style:rel-column-width="20574*"/>
    </style:style>
    <style:style style:name="Tabla342.D" style:family="table-column">
      <style:table-column-properties style:column-width="4.059cm" style:rel-column-width="21288*"/>
    </style:style>
    <style:style style:name="Tabla34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42.D1" style:family="table-cell">
      <style:table-cell-properties style:vertical-align="middle" fo:padding="0.097cm" fo:border="0.018cm solid #666666"/>
    </style:style>
    <style:style style:name="Tabla342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42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90.D1" style:family="table-cell">
      <style:table-cell-properties style:vertical-align="middle" fo:padding="0.097cm" fo:border="0.018cm solid #666666"/>
    </style:style>
    <style:style style:name="Tabla290.2" style:family="table-row">
      <style:table-row-properties style:min-row-height="1.155cm"/>
    </style:style>
    <style:style style:name="Tabla290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90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" style:family="table">
      <style:table-properties style:width="12.495cm" fo:margin-left="0cm" fo:margin-right="0.355cm" table:align="margins"/>
    </style:style>
    <style:style style:name="Tabla2.A" style:family="table-column">
      <style:table-column-properties style:column-width="1.974cm" style:rel-column-width="10352*"/>
    </style:style>
    <style:style style:name="Tabla2.B" style:family="table-column">
      <style:table-column-properties style:column-width="2.54cm" style:rel-column-width="13321*"/>
    </style:style>
    <style:style style:name="Tabla2.C" style:family="table-column">
      <style:table-column-properties style:column-width="3.923cm" style:rel-column-width="20574*"/>
    </style:style>
    <style:style style:name="Tabla2.D" style:family="table-column">
      <style:table-column-properties style:column-width="4.059cm" style:rel-column-width="21288*"/>
    </style:style>
    <style:style style:name="Tabla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.D1" style:family="table-cell">
      <style:table-cell-properties style:vertical-align="middle" fo:padding="0.097cm" fo:border="0.018cm solid #666666"/>
    </style:style>
    <style:style style:name="Tabla2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.C2" style:family="table-cell">
      <style:table-cell-properties fo:padding="0.097cm" fo:border-left="0.018cm solid #666666" fo:border-right="none" fo:border-top="none" fo:border-bottom="0.018cm solid #666666"/>
    </style:style>
    <style:style style:name="Tabla2.D2" style:family="table-cell">
      <style:table-cell-properties fo:padding="0.097cm" fo:border-left="0.018cm solid #666666" fo:border-right="0.018cm solid #666666" fo:border-top="none" fo:border-bottom="0.018cm solid #666666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line-height="100%"/>
      <style:text-properties style:font-name="Ari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>
      <style:paragraph-properties fo:line-height="100%" fo:text-align="center" style:justify-single-word="false"/>
    </style:style>
    <style:style style:name="P8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2" style:font-size-asian="12.75pt" style:font-style-asian="normal" style:font-weight-asian="normal" style:font-size-complex="10pt"/>
    </style:style>
    <style:style style:name="P9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2" style:font-size-asian="12.75pt" style:font-style-asian="normal" style:font-weight-asian="normal" style:font-size-complex="10pt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1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3" style:family="paragraph" style:parent-style-name="Table_20_Contents">
      <style:paragraph-properties fo:line-height="10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6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8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line-height="100%"/>
      <style:text-properties fo:color="#000000" style:font-name="Arial" fo:font-size="9pt" style:font-name-asian="Arial" style:font-size-asian="9pt" style:font-size-complex="9pt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line-height="100%"/>
    </style:style>
    <style:style style:name="P26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2" style:font-size-asian="12.75pt" style:font-style-asian="normal" style:font-weight-asian="normal" style:font-size-complex="10pt"/>
    </style:style>
    <style:style style:name="P27" style:family="paragraph" style:parent-style-name="Table_20_Contents">
      <style:paragraph-properties fo:line-height="100%"/>
      <style:text-properties style:use-window-font-color="true" style:font-name="Arial" fo:font-size="9pt" fo:font-weight="normal" style:font-name-asian="Arial" style:font-size-asian="9pt" style:font-weight-asian="normal" style:font-size-complex="9pt" style:font-weight-complex="normal"/>
    </style:style>
    <style:style style:name="P28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line-height="10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3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34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36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38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line-height="100%" fo:text-align="start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T1" style:family="text">
      <style:text-properties fo:color="#000000" fo:font-size="11pt" style:font-name-asian="Hiragino Maru Gothic Pro" style:font-size-asian="11pt" style:font-size-complex="11pt"/>
    </style:style>
    <style:style style:name="T2" style:family="text">
      <style:text-properties fo:color="#000000" fo:font-size="9pt" style:font-size-asian="9pt" style:font-size-complex="9pt"/>
    </style:style>
    <style:style style:name="T3" style:family="text">
      <style:text-properties fo:color="#000000" style:font-name="Courier" fo:font-size="11pt" style:font-name-asian="Hiragino Maru Gothic Pro" style:font-size-asian="11pt" style:font-size-complex="11pt"/>
    </style:style>
    <style:style style:name="T4" style:family="text">
      <style:text-properties fo:color="#000000" style:font-name="Arial" fo:font-size="9pt" style:font-name-asian="Arial" style:font-size-asian="9pt" style:font-size-complex="9pt"/>
    </style:style>
    <style:style style:name="T5" style:family="text">
      <style:text-properties style:font-name="Arial" fo:font-size="9pt" style:font-name-asian="Arial" style:font-size-asian="9pt" style:font-size-complex="9pt"/>
    </style:style>
    <style:style style:name="T6" style:family="text">
      <style:text-properties style:font-name="Hiragino Maru Gothic Pro" fo:font-size="11pt" style:font-name-asian="Hiragino Maru Gothic Pro" style:font-size-asian="11pt" style:font-size-complex="11pt"/>
    </style:style>
    <style:style style:name="T7" style:family="text"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T8" style:family="text">
      <style:text-properties fo:font-size="11pt" style:font-name-asian="Hiragino Maru Gothic Pro" style:font-size-asian="11pt" style:font-size-complex="11pt"/>
    </style:style>
    <style:style style:name="T9" style:family="text">
      <style:text-properties fo:color="#ff3333" fo:font-size="11pt" style:font-name-asian="Hiragino Maru Gothic Pro" style:font-size-asian="11pt" style:font-size-complex="11pt"/>
    </style:style>
    <style:style style:name="T10" style:family="text">
      <style:text-properties fo:color="#ff3333" fo:font-size="11pt" fo:font-weight="normal" style:font-name-asian="Hiragino Maru Gothic Pro" style:font-size-asian="11pt" style:font-weight-asian="normal" style:font-size-complex="11pt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fo:font-weight="normal" style:font-size-asian="9pt" style:font-weight-asian="normal" style:font-size-complex="9pt" style:font-weight-complex="normal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fo:font-size="9pt" fo:font-style="italic" style:font-name-asian="Arial" style:font-size-asian="9pt" style:font-style-asian="italic" style:font-size-complex="9pt" style:font-style-complex="italic"/>
    </style:style>
    <style:style style:name="T15" style:family="text">
      <style:text-properties fo:font-size="9pt" style:font-name-asian="Arial" style:font-size-asian="9pt" style:font-size-complex="9pt"/>
    </style:style>
    <style:style style:name="T16" style:family="text">
      <style:text-properties fo:color="#000066" style:font-name="Courier" fo:font-size="9pt" style:font-size-asian="9pt" style:font-size-complex="9pt"/>
    </style:style>
    <style:style style:name="T17" style:family="text">
      <style:text-properties fo:color="#000066" style:font-name="Courier" fo:font-size="9pt" style:font-name-asian="Arial" style:font-size-asian="9pt" style:font-size-complex="9pt"/>
    </style:style>
    <style:style style:name="T18" style:family="text">
      <style:text-properties fo:color="#000066" style:font-name="Arial" fo:font-size="9pt" style:font-size-asian="9pt" style:font-size-complex="9pt"/>
    </style:style>
    <style:style style:name="T19" style:family="text">
      <style:text-properties fo:color="#000066" fo:font-size="9pt" style:font-size-asian="9pt" style:font-size-complex="9pt"/>
    </style:style>
    <style:style style:name="T20" style:family="text">
      <style:text-properties fo:color="#000066" style:font-name="Arial" fo:font-size="9pt" style:font-size-asian="9pt" style:font-size-complex="9pt"/>
    </style:style>
    <style:style style:name="T21" style:family="text">
      <style:text-properties fo:color="#000066" style:font-name="Arial" fo:font-size="9pt" style:font-name-asian="Arial" style:font-size-asian="9pt" style:font-size-complex="9pt"/>
    </style:style>
    <style:style style:name="T22" style:family="text">
      <style:text-properties fo:color="#000066" style:font-name="Hiragino Maru Gothic Pro" fo:font-size="11pt" style:font-name-asian="Hiragino Maru Gothic Pro" style:font-size-asian="11pt" style:font-size-complex="11pt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style:font-name="Arial" fo:font-size="9pt" style:font-name-asian="Arial" style:font-size-asian="9pt" style:font-size-complex="9pt"/>
    </style:style>
    <style:style style:name="T25" style:family="text">
      <style:text-properties style:use-window-font-color="true" style:font-name="Hiragino Maru Gothic Pro" fo:font-size="11pt" style:font-name-asian="Hiragino Maru Gothic Pro" style:font-size-asian="11pt" style:font-size-complex="11pt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TRABAJO – PROFESIONES</text:p>
      <text:p text:style-name="P4"/>
      <text:p text:style-name="P5"/>
      <table:table table:name="Tabla385" table:style-name="Tabla385">
        <table:table-column table:style-name="Tabla385.A"/>
        <table:table-column table:style-name="Tabla385.B"/>
        <table:table-column table:style-name="Tabla385.C"/>
        <table:table-column table:style-name="Tabla385.D"/>
        <table:table-row>
          <table:table-cell table:style-name="Tabla385.A1" table:number-rows-spanned="2" office:value-type="string">
            <text:p text:style-name="P12">農</text:p>
          </table:table-cell>
          <table:table-cell table:style-name="Tabla385.A1" table:number-rows-spanned="2" office:value-type="string">
            <text:p text:style-name="P20">ノウ</text:p>
          </table:table-cell>
          <table:table-cell table:style-name="Tabla385.A1" office:value-type="string">
            <text:p text:style-name="P11"><text:ruby text:style-name="Ru1"><text:ruby-base><text:span text:style-name="T6">農</text:span></text:ruby-base><text:ruby-text>のう</text:ruby-text></text:ruby><text:span text:style-name="T11"> <text:s text:c="12"/></text:span><text:span text:style-name="T16">agricultura</text:span></text:p>
          </table:table-cell>
          <table:table-cell table:style-name="Tabla385.D1" office:value-type="string">
            <text:p text:style-name="P11"><text:ruby text:style-name="Ru1"><text:ruby-base><text:span text:style-name="T6">農</text:span></text:ruby-base><text:ruby-text>のう</text:ruby-text></text:ruby><text:ruby text:style-name="Ru1"><text:ruby-base><text:span text:style-name="T6">家</text:span></text:ruby-base><text:ruby-text>か</text:ruby-text></text:ruby><text:span text:style-name="T8"> </text:span><text:span text:style-name="T11"><text:s text:c="19"/>granjero</text:span></text:p>
          </table:table-cell>
        </table:table-row>
        <table:table-row>
          <table:covered-table-cell/>
          <table:covered-table-cell/>
          <table:table-cell table:style-name="Tabla385.C2" office:value-type="string">
            <text:p text:style-name="P17"><text:ruby text:style-name="Ru1"><text:ruby-base><text:span text:style-name="T6">農</text:span></text:ruby-base><text:ruby-text>のう</text:ruby-text></text:ruby><text:ruby text:style-name="Ru1"><text:ruby-base><text:span text:style-name="T6">業</text:span></text:ruby-base><text:ruby-text>ぎょう</text:ruby-text></text:ruby><text:span text:style-name="T11"> <text:s text:c="12"/>agricultura </text:span></text:p>
          </table:table-cell>
          <table:table-cell table:style-name="Tabla385.D2" office:value-type="string">
            <text:p text:style-name="P17"/>
          </table:table-cell>
        </table:table-row>
      </table:table>
      <text:p text:style-name="P2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2" office:value-type="string">
            <text:p text:style-name="P12">相</text:p>
          </table:table-cell>
          <table:table-cell table:style-name="Tabla1.A1" office:value-type="string">
            <text:p text:style-name="P29">あい</text:p>
          </table:table-cell>
          <table:table-cell table:style-name="Tabla1.C1" office:value-type="string">
            <text:p text:style-name="P28"><text:ruby text:style-name="Ru1"><text:ruby-base><text:span text:style-name="T8">相</text:span></text:ruby-base><text:ruby-text>あい</text:ruby-text></text:ruby><text:ruby text:style-name="Ru1"><text:ruby-base><text:span text:style-name="T8">手</text:span></text:ruby-base><text:ruby-text>て</text:ruby-text></text:ruby><text:span text:style-name="T11"> <text:s text:c="25"/></text:span><text:span text:style-name="T13">aite</text:span></text:p>
            <text:p text:style-name="P27"><text:s text:c="3"/><text:span text:style-name="T23">compañero, rival, pareja</text:span></text:p>
          </table:table-cell>
          <table:table-cell table:style-name="Tabla1.D1" office:value-type="string">
            <text:p text:style-name="P16"/>
          </table:table-cell>
        </table:table-row>
        <table:table-row>
          <table:covered-table-cell/>
          <table:table-cell table:style-name="Tabla1.B2" office:value-type="string">
            <text:p text:style-name="P20">ショウ</text:p>
          </table:table-cell>
          <table:table-cell table:style-name="Tabla1.C2" office:value-type="string">
            <text:p text:style-name="P16"><text:ruby text:style-name="Ru1"><text:ruby-base><text:span text:style-name="T8">相</text:span></text:ruby-base><text:ruby-text>しょう</text:ruby-text></text:ruby><text:span text:style-name="T11"> <text:s text:c="8"/></text:span><text:span text:style-name="T16">linea</text:span><text:span text:style-name="T19">, </text:span><text:span text:style-name="T16">limite</text:span></text:p>
          </table:table-cell>
          <table:table-cell table:style-name="Tabla1.D2" office:value-type="string">
            <text:p text:style-name="P16"><text:ruby text:style-name="Ru1"><text:ruby-base><text:span text:style-name="T8">首</text:span></text:ruby-base><text:ruby-text>しゅ</text:ruby-text></text:ruby><text:ruby text:style-name="Ru1"><text:ruby-base><text:span text:style-name="T8">相</text:span></text:ruby-base><text:ruby-text>しょう</text:ruby-text></text:ruby><text:span text:style-name="T11"> <text:s text:c="7"/>primer ministro</text:span></text:p>
          </table:table-cell>
        </table:table-row>
      </table:table>
      <text:p text:style-name="P11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table:number-rows-spanned="2" office:value-type="string">
            <text:p text:style-name="P12">員</text:p>
          </table:table-cell>
          <table:table-cell table:style-name="Tabla254.A1" table:number-rows-spanned="2" office:value-type="string">
            <text:p text:style-name="P20">イン</text:p>
          </table:table-cell>
          <table:table-cell table:style-name="Tabla254.A1" office:value-type="string">
            <text:p text:style-name="P11"><text:ruby text:style-name="Ru1"><text:ruby-base><text:span text:style-name="T1">員</text:span></text:ruby-base><text:ruby-text>いん</text:ruby-text></text:ruby><text:span text:style-name="T2"> <text:s text:c="19"/></text:span><text:span text:style-name="T16">empleado</text:span></text:p>
          </table:table-cell>
          <table:table-cell table:style-name="Tabla254.D1" office:value-type="string">
            <text:p text:style-name="P11"><text:ruby text:style-name="Ru1"><text:ruby-base><text:span text:style-name="T1">定</text:span></text:ruby-base><text:ruby-text>てい</text:ruby-text></text:ruby><text:ruby text:style-name="Ru1"><text:ruby-base><text:span text:style-name="T1">員</text:span></text:ruby-base><text:ruby-text>いん</text:ruby-text></text:ruby><text:span text:style-name="T2"> <text:s text:c="25"/>aforo</text:span></text:p>
          </table:table-cell>
        </table:table-row>
        <table:table-row>
          <table:covered-table-cell/>
          <table:covered-table-cell/>
          <table:table-cell table:style-name="Tabla254.C2" office:value-type="string">
            <text:p text:style-name="P11"><text:ruby text:style-name="Ru1"><text:ruby-base><text:span text:style-name="T8">店</text:span></text:ruby-base><text:ruby-text>てん</text:ruby-text></text:ruby><text:ruby text:style-name="Ru1"><text:ruby-base><text:span text:style-name="T8">員</text:span></text:ruby-base><text:ruby-text>いん</text:ruby-text></text:ruby><text:span text:style-name="T11">　</text:span></text:p>
            <text:p text:style-name="P21"><text:s text:c="6"/>dependiente de tienda</text:p>
          </table:table-cell>
          <table:table-cell table:style-name="Tabla254.D2" office:value-type="string">
            <text:p text:style-name="P11"/>
          </table:table-cell>
        </table:table-row>
      </table:table>
      <text:p text:style-name="P6"/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12">係</text:p>
          </table:table-cell>
          <table:table-cell table:style-name="Tabla313.A1" office:value-type="string">
            <text:p text:style-name="P14">かかり</text:p>
          </table:table-cell>
          <table:table-cell table:style-name="Tabla313.A1" office:value-type="string">
            <text:p text:style-name="P25"><text:ruby text:style-name="Ru1"><text:ruby-base><text:span text:style-name="T6">係</text:span></text:ruby-base><text:ruby-text>かかり</text:ruby-text></text:ruby><text:span text:style-name="T5"> <text:s text:c="5"/>encargado (tarea)</text:span></text:p>
          </table:table-cell>
          <table:table-cell table:style-name="Tabla313.D1" office:value-type="string">
            <text:p text:style-name="P11"><text:ruby text:style-name="Ru1"><text:ruby-base><text:span text:style-name="T6">係</text:span></text:ruby-base><text:ruby-text>かかり</text:ruby-text></text:ruby><text:ruby text:style-name="Ru1"><text:ruby-base><text:span text:style-name="T1">員</text:span></text:ruby-base><text:ruby-text>いん</text:ruby-text></text:ruby><text:span text:style-name="T2"> <text:s text:c="14"/>encargado</text:span></text:p>
          </table:table-cell>
        </table:table-row>
      </table:table>
      <text:p text:style-name="P30"/>
      <table:table table:name="Tabla352" table:style-name="Tabla352">
        <table:table-column table:style-name="Tabla352.A"/>
        <table:table-column table:style-name="Tabla352.B"/>
        <table:table-column table:style-name="Tabla352.C"/>
        <table:table-column table:style-name="Tabla352.D"/>
        <table:table-row>
          <table:table-cell table:style-name="Tabla352.A1" table:number-rows-spanned="2" office:value-type="string">
            <text:p text:style-name="P12">委</text:p>
          </table:table-cell>
          <table:table-cell table:style-name="Tabla352.A1" table:number-rows-spanned="2" office:value-type="string">
            <text:p text:style-name="P20">イ</text:p>
          </table:table-cell>
          <table:table-cell table:style-name="Tabla352.A1" office:value-type="string">
            <text:p text:style-name="P40"><text:ruby text:style-name="Ru1"><text:ruby-base><text:span text:style-name="T6">委</text:span></text:ruby-base><text:ruby-text>い</text:ruby-text></text:ruby><text:ruby text:style-name="Ru1"><text:ruby-base><text:span text:style-name="T6">員</text:span></text:ruby-base><text:ruby-text>いん</text:ruby-text></text:ruby><text:span text:style-name="T5"> <text:s text:c="16"/>empleado </text:span></text:p>
          </table:table-cell>
          <table:table-cell table:style-name="Tabla352.D1" office:value-type="string">
            <text:p text:style-name="P17"><text:ruby text:style-name="Ru1"><text:ruby-base><text:span text:style-name="T6">委</text:span></text:ruby-base><text:ruby-text>い</text:ruby-text></text:ruby><text:ruby text:style-name="Ru1"><text:ruby-base><text:span text:style-name="T6">員</text:span></text:ruby-base><text:ruby-text>いん</text:ruby-text></text:ruby><text:ruby text:style-name="Ru1"><text:ruby-base><text:span text:style-name="T6">会</text:span></text:ruby-base><text:ruby-text>かい</text:ruby-text></text:ruby><text:span text:style-name="T11"> <text:s text:c="3"/>junta (empresa)</text:span></text:p>
          </table:table-cell>
        </table:table-row>
        <table:table-row>
          <table:covered-table-cell/>
          <table:covered-table-cell/>
          <table:table-cell table:style-name="Tabla352.C2" office:value-type="string">
            <text:p text:style-name="P24"><text:ruby text:style-name="Ru1"><text:ruby-base><text:span text:style-name="T25">委</text:span></text:ruby-base><text:ruby-text>い</text:ruby-text></text:ruby><text:span text:style-name="T11"> <text:s text:c="19"/></text:span><text:span text:style-name="T16">empleado</text:span></text:p>
          </table:table-cell>
          <table:table-cell table:style-name="Tabla352.D2" office:value-type="string">
            <text:p text:style-name="P17"><text:ruby text:style-name="Ru1"><text:ruby-base><text:span text:style-name="T6">委</text:span></text:ruby-base><text:ruby-text>い</text:ruby-text></text:ruby><text:ruby text:style-name="Ru1"><text:ruby-base><text:span text:style-name="T6">員</text:span></text:ruby-base><text:ruby-text>いん</text:ruby-text></text:ruby><text:ruby text:style-name="Ru1"><text:ruby-base><text:span text:style-name="T6">長</text:span></text:ruby-base><text:ruby-text>ちょう</text:ruby-text></text:ruby><text:span text:style-name="T11"> <text:s text:c="6"/>jefe de junta</text:span></text:p>
          </table:table-cell>
        </table:table-row>
      </table:table>
      <text:p text:style-name="P38"><text:span text:style-name="T16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2" office:value-type="string">
            <text:p text:style-name="P12">工</text:p>
          </table:table-cell>
          <table:table-cell table:style-name="Tabla2.A1" office:value-type="string">
            <text:p text:style-name="P20">ク</text:p>
          </table:table-cell>
          <table:table-cell table:style-name="Tabla2.A1" office:value-type="string">
            <text:p text:style-name="P11"><text:ruby text:style-name="Ru1"><text:ruby-base><text:span text:style-name="T6">工</text:span></text:ruby-base><text:ruby-text>く</text:ruby-text></text:ruby><text:span text:style-name="T11"> <text:s text:c="15"/></text:span><text:span text:style-name="T16">ingeniería</text:span></text:p>
          </table:table-cell>
          <table:table-cell table:style-name="Tabla2.D1" office:value-type="string">
            <text:p text:style-name="P11"><text:ruby text:style-name="Ru1"><text:ruby-base><text:span text:style-name="T6">大</text:span></text:ruby-base><text:ruby-text>だい</text:ruby-text></text:ruby><text:ruby text:style-name="Ru1"><text:ruby-base><text:span text:style-name="T6">工</text:span></text:ruby-base><text:ruby-text>く</text:ruby-text></text:ruby><text:span text:style-name="T11"> <text:s text:c="17"/>carpintero</text:span></text:p>
          </table:table-cell>
        </table:table-row>
        <table:table-row>
          <table:covered-table-cell/>
          <table:table-cell table:style-name="Tabla2.B2" office:value-type="string">
            <text:p text:style-name="P20">コウ</text:p>
          </table:table-cell>
          <table:table-cell table:style-name="Tabla2.C2" office:value-type="string">
            <text:p text:style-name="P17"><text:ruby text:style-name="Ru1"><text:ruby-base><text:span text:style-name="T8">工</text:span></text:ruby-base><text:ruby-text>こう</text:ruby-text></text:ruby><text:ruby text:style-name="Ru1"><text:ruby-base><text:span text:style-name="T8">業</text:span></text:ruby-base><text:ruby-text>ぎょう</text:ruby-text></text:ruby><text:span text:style-name="T11"> <text:s text:c="15"/>industria </text:span></text:p>
          </table:table-cell>
          <table:table-cell table:style-name="Tabla2.D2" office:value-type="string">
            <text:p text:style-name="P17"><text:s/><text:ruby text:style-name="Ru1"><text:ruby-base><text:span text:style-name="T7">人</text:span></text:ruby-base><text:ruby-text>じん</text:ruby-text></text:ruby><text:ruby text:style-name="Ru1"><text:ruby-base><text:span text:style-name="T7">工</text:span></text:ruby-base><text:ruby-text>こう</text:ruby-text></text:ruby><text:span text:style-name="T12"> <text:s text:c="9"/>objeto artificial</text:span> <text:s text:c="2"/>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table:number-rows-spanned="2" office:value-type="string">
            <text:p text:style-name="P12">医</text:p>
          </table:table-cell>
          <table:table-cell table:style-name="Tabla244.A1" table:number-rows-spanned="2" office:value-type="string">
            <text:p text:style-name="P20">イ</text:p>
          </table:table-cell>
          <table:table-cell table:style-name="Tabla244.A1" office:value-type="string">
            <text:p text:style-name="P11"><text:ruby text:style-name="Ru1"><text:ruby-base><text:span text:style-name="T3">医</text:span></text:ruby-base><text:ruby-text>い</text:ruby-text></text:ruby><text:ruby text:style-name="Ru1"><text:ruby-base><text:span text:style-name="T3">者</text:span></text:ruby-base><text:ruby-text>しゃ</text:ruby-text></text:ruby><text:span text:style-name="T4"> <text:s text:c="20"/>médico</text:span></text:p>
          </table:table-cell>
          <table:table-cell table:style-name="Tabla244.D1" office:value-type="string">
            <text:p text:style-name="P17"><text:ruby text:style-name="Ru1"><text:ruby-base><text:span text:style-name="T8">医</text:span></text:ruby-base><text:ruby-text>い</text:ruby-text></text:ruby><text:ruby text:style-name="Ru1"><text:ruby-base><text:span text:style-name="T8">院</text:span></text:ruby-base><text:ruby-text>いん</text:ruby-text></text:ruby><text:span text:style-name="T11"> <text:s text:c="23"/>clínica</text:span></text:p>
          </table:table-cell>
        </table:table-row>
        <table:table-row>
          <table:covered-table-cell/>
          <table:covered-table-cell/>
          <table:table-cell table:style-name="Tabla244.C2" office:value-type="string">
            <text:p text:style-name="P24"><text:ruby text:style-name="Ru1"><text:ruby-base><text:span text:style-name="T1">医</text:span></text:ruby-base><text:ruby-text>い</text:ruby-text></text:ruby><text:span text:style-name="T2"> <text:s text:c="19"/></text:span><text:span text:style-name="T16">medicina</text:span></text:p>
          </table:table-cell>
          <table:table-cell table:style-name="Tabla244.D2" office:value-type="string">
            <text:p text:style-name="P17"><text:ruby text:style-name="Ru1"><text:ruby-base><text:span text:style-name="T8">医</text:span></text:ruby-base><text:ruby-text>い</text:ruby-text></text:ruby><text:ruby text:style-name="Ru1"><text:ruby-base><text:span text:style-name="T8">学</text:span></text:ruby-base><text:ruby-text>がく</text:ruby-text></text:ruby><text:span text:style-name="T11"> <text:s text:c="19"/>medicina</text:span></text:p>
          </table:table-cell>
        </table:table-row>
      </table:table>
      <text:p text:style-name="P1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table:number-rows-spanned="2" office:value-type="string">
            <text:p text:style-name="P12">商</text:p>
          </table:table-cell>
          <table:table-cell table:style-name="Tabla194.A1" table:number-rows-spanned="2" office:value-type="string">
            <text:p text:style-name="P20">ショウ</text:p>
          </table:table-cell>
          <table:table-cell table:style-name="Tabla194.A1" office:value-type="string">
            <text:p text:style-name="P17"><text:ruby text:style-name="Ru1"><text:ruby-base><text:span text:style-name="T8">商</text:span></text:ruby-base><text:ruby-text>しょう</text:ruby-text></text:ruby><text:span text:style-name="T11"> <text:s text:c="18"/></text:span><text:span text:style-name="T16">negocio</text:span></text:p>
          </table:table-cell>
          <table:table-cell table:style-name="Tabla194.D1" office:value-type="string">
            <text:p text:style-name="P17"><text:ruby text:style-name="Ru1"><text:ruby-base><text:span text:style-name="T8">商</text:span></text:ruby-base><text:ruby-text>しょう</text:ruby-text></text:ruby><text:ruby text:style-name="Ru1"><text:ruby-base><text:span text:style-name="T8">店</text:span></text:ruby-base><text:ruby-text>てん</text:ruby-text></text:ruby><text:span text:style-name="T11"> <text:s text:c="6"/>tienda pequeña </text:span></text:p>
          </table:table-cell>
        </table:table-row>
        <table:table-row>
          <table:covered-table-cell/>
          <table:covered-table-cell/>
          <table:table-cell table:style-name="Tabla194.C2" office:value-type="string">
            <text:p text:style-name="P17"><text:ruby text:style-name="Ru1"><text:ruby-base><text:span text:style-name="T8">商</text:span></text:ruby-base><text:ruby-text>しょう</text:ruby-text></text:ruby><text:ruby text:style-name="Ru1"><text:ruby-base><text:span text:style-name="T8">店</text:span></text:ruby-base><text:ruby-text>てん</text:ruby-text></text:ruby><text:span text:style-name="T8">がい</text:span><text:span text:style-name="T11"> <text:s text:c="3"/></text:span></text:p>
            <text:p text:style-name="P22"><text:s text:c="14"/>galería comercial</text:p>
          </table:table-cell>
          <table:table-cell table:style-name="Tabla194.D2" office:value-type="string">
            <text:p text:style-name="P17"><text:ruby text:style-name="Ru1"><text:ruby-base><text:span text:style-name="T8">商</text:span></text:ruby-base><text:ruby-text>しょう</text:ruby-text></text:ruby><text:ruby text:style-name="Ru1"><text:ruby-base><text:span text:style-name="T8">業</text:span></text:ruby-base><text:ruby-text>ぎょう</text:ruby-text></text:ruby><text:span text:style-name="T11"> <text:s text:c="3"/>sector servicios</text:span></text:p>
          </table:table-cell>
        </table:table-row>
      </table:table>
      <text:p text:style-name="P10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3" office:value-type="string">
            <text:p text:style-name="P12">家</text:p>
          </table:table-cell>
          <table:table-cell table:style-name="Tabla40.A1" table:number-rows-spanned="2" office:value-type="string">
            <text:p text:style-name="P13"/>
            <text:p text:style-name="P13">カ</text:p>
          </table:table-cell>
          <table:table-cell table:style-name="Tabla40.C1" office:value-type="string">
            <text:p text:style-name="P17"><text:ruby text:style-name="Ru1"><text:ruby-base><text:span text:style-name="T8">家</text:span></text:ruby-base><text:ruby-text>か</text:ruby-text></text:ruby><text:span text:style-name="T11"> <text:s text:c="17"/></text:span><text:span text:style-name="T16">profesión <text:s text:c="2"/></text:span></text:p>
          </table:table-cell>
          <table:table-cell table:style-name="Tabla40.D1" office:value-type="string">
            <text:p text:style-name="P19"><text:ruby text:style-name="Ru1"><text:ruby-base><text:span text:style-name="T6">作</text:span></text:ruby-base><text:ruby-text>さっ</text:ruby-text></text:ruby><text:ruby text:style-name="Ru1"><text:ruby-base><text:span text:style-name="T6">曲</text:span></text:ruby-base><text:ruby-text>きょく</text:ruby-text></text:ruby><text:ruby text:style-name="Ru1"><text:ruby-base><text:span text:style-name="T6">家</text:span></text:ruby-base><text:ruby-text>か</text:ruby-text></text:ruby><text:span text:style-name="T5"> <text:s text:c="8"/>compositor</text:span></text:p>
          </table:table-cell>
        </table:table-row>
        <table:table-row>
          <table:covered-table-cell/>
          <table:covered-table-cell/>
          <table:table-cell table:style-name="Tabla40.C2" office:value-type="string">
            <text:p text:style-name="P17"><text:ruby text:style-name="Ru1"><text:ruby-base><text:span text:style-name="T8">画</text:span></text:ruby-base><text:ruby-text>が</text:ruby-text></text:ruby><text:ruby text:style-name="Ru1"><text:ruby-base><text:span text:style-name="T8">家</text:span></text:ruby-base><text:ruby-text>か</text:ruby-text></text:ruby><text:span text:style-name="T11"> <text:s text:c="23"/>pintor</text:span></text:p>
          </table:table-cell>
          <table:table-cell table:style-name="Tabla40.D2" office:value-type="string">
            <text:p text:style-name="P19"><text:ruby text:style-name="Ru1"><text:ruby-base><text:span text:style-name="T9">作</text:span></text:ruby-base><text:ruby-text>さっ</text:ruby-text></text:ruby><text:ruby text:style-name="Ru1"><text:ruby-base><text:span text:style-name="T8">家</text:span></text:ruby-base><text:ruby-text>か</text:ruby-text></text:ruby><text:span text:style-name="T11"> <text:s text:c="21"/>escritor</text:span></text:p>
          </table:table-cell>
        </table:table-row>
        <table:table-row>
          <table:covered-table-cell/>
          <table:table-cell table:style-name="Tabla40.B3" office:value-type="string">
            <text:p text:style-name="P13">いえ</text:p>
          </table:table-cell>
          <table:table-cell table:style-name="Tabla40.C2" office:value-type="string">
            <text:p text:style-name="P11"><text:ruby text:style-name="Ru1"><text:ruby-base><text:span text:style-name="T8">家</text:span></text:ruby-base><text:ruby-text>いえ</text:ruby-text></text:ruby><text:span text:style-name="T11"> <text:s text:c="28"/>casa</text:span></text:p>
          </table:table-cell>
          <table:table-cell table:style-name="Tabla40.D2" office:value-type="string">
            <text:p text:style-name="P11"><text:ruby text:style-name="Ru1"><text:ruby-base><text:span text:style-name="T8">家</text:span></text:ruby-base><text:ruby-text>いえ</text:ruby-text></text:ruby><text:ruby text:style-name="Ru1"><text:ruby-base><text:span text:style-name="T10">中</text:span></text:ruby-base><text:ruby-text>じゅう</text:ruby-text></text:ruby><text:span text:style-name="T11"> <text:s text:c="11"/>toda la casa</text:span></text:p>
          </table:table-cell>
        </table:table-row>
      </table:table>
      <text:p text:style-name="P6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12">王</text:p>
          </table:table-cell>
          <table:table-cell table:style-name="Tabla65.A1" office:value-type="string">
            <text:p text:style-name="P14">オウ</text:p>
          </table:table-cell>
          <table:table-cell table:style-name="Tabla65.A1" office:value-type="string">
            <text:p text:style-name="P11"><text:ruby text:style-name="Ru1"><text:ruby-base><text:span text:style-name="T8">王</text:span></text:ruby-base><text:ruby-text>おう</text:ruby-text></text:ruby><text:span text:style-name="T11"> <text:s text:c="31"/>rey</text:span></text:p>
          </table:table-cell>
          <table:table-cell table:style-name="Tabla65.D1" office:value-type="string">
            <text:p text:style-name="P18"><text:ruby text:style-name="Ru1"><text:ruby-base><text:span text:style-name="T6">女</text:span></text:ruby-base><text:ruby-text>じょう</text:ruby-text></text:ruby><text:ruby text:style-name="Ru1"><text:ruby-base><text:span text:style-name="T6">王</text:span></text:ruby-base><text:ruby-text>おう</text:ruby-text></text:ruby><text:span text:style-name="T11"> <text:s text:c="23"/>reina</text:span></text:p>
          </table:table-cell>
        </table:table-row>
      </table:table>
      <text:p text:style-name="P1"/>
      <table:table table:name="Tabla400" table:style-name="Tabla400">
        <table:table-column table:style-name="Tabla400.A"/>
        <table:table-column table:style-name="Tabla400.B"/>
        <table:table-column table:style-name="Tabla400.C"/>
        <table:table-column table:style-name="Tabla400.D"/>
        <table:table-row>
          <table:table-cell table:style-name="Tabla400.A1" table:number-rows-spanned="3" office:value-type="string">
            <text:p text:style-name="P12">役</text:p>
          </table:table-cell>
          <table:table-cell table:style-name="Tabla400.A1" table:number-rows-spanned="3" office:value-type="string">
            <text:p text:style-name="P20">ヤク</text:p>
          </table:table-cell>
          <table:table-cell table:style-name="Tabla400.A1" office:value-type="string">
            <text:p text:style-name="P17"><text:ruby text:style-name="Ru1"><text:ruby-base><text:span text:style-name="T6">役</text:span></text:ruby-base><text:ruby-text>やく</text:ruby-text></text:ruby><text:span text:style-name="T5"> <text:s text:c="20"/>papel (</text:span><text:span text:style-name="T13">rol</text:span><text:span text:style-name="T5">)</text:span></text:p>
          </table:table-cell>
          <table:table-cell table:style-name="Tabla400.D1" office:value-type="string">
            <text:p text:style-name="P17"><text:ruby text:style-name="Ru1"><text:ruby-base><text:span text:style-name="T8">役</text:span></text:ruby-base><text:ruby-text>やく</text:ruby-text></text:ruby><text:ruby text:style-name="Ru1"><text:ruby-base><text:span text:style-name="T8">員</text:span></text:ruby-base><text:ruby-text>いん</text:ruby-text></text:ruby><text:span text:style-name="T11">　 <text:s text:c="4"/>junta (empresa)</text:span></text:p>
          </table:table-cell>
        </table:table-row>
        <table:table-row>
          <table:covered-table-cell/>
          <table:covered-table-cell/>
          <table:table-cell table:style-name="Tabla400.C2" office:value-type="string">
            <text:p text:style-name="P26"><text:ruby text:style-name="Ru1"><text:ruby-base><text:span text:style-name="T8">配</text:span></text:ruby-base><text:ruby-text>はい</text:ruby-text></text:ruby><text:ruby text:style-name="Ru1"><text:ruby-base><text:span text:style-name="T8">役</text:span></text:ruby-base><text:ruby-text>やく</text:ruby-text></text:ruby><text:span text:style-name="T5"> <text:s text:c="7"/>papel (</text:span><text:span text:style-name="T14">casting</text:span><text:span text:style-name="T5">)</text:span></text:p>
          </table:table-cell>
          <table:table-cell table:style-name="Tabla400.D2" office:value-type="string">
            <text:p text:style-name="P17"/>
          </table:table-cell>
        </table:table-row>
        <table:table-row>
          <table:covered-table-cell/>
          <table:covered-table-cell/>
          <table:table-cell table:style-name="Tabla400.C2" office:value-type="string">
            <text:p text:style-name="P26"><text:ruby text:style-name="Ru1"><text:ruby-base><text:span text:style-name="T8">役</text:span></text:ruby-base><text:ruby-text>やく</text:ruby-text></text:ruby><text:ruby text:style-name="Ru1"><text:ruby-base><text:span text:style-name="T8">目</text:span></text:ruby-base><text:ruby-text>め</text:ruby-text></text:ruby><text:span text:style-name="T5"> <text:s text:c="4"/>obligación (tarea)</text:span></text:p>
          </table:table-cell>
          <table:table-cell table:style-name="Tabla400.D2" office:value-type="string">
            <text:p text:style-name="P26"><text:ruby text:style-name="Ru1"><text:ruby-base><text:span text:style-name="T8">役</text:span></text:ruby-base><text:ruby-text>やく</text:ruby-text></text:ruby><text:ruby text:style-name="Ru1"><text:ruby-base><text:span text:style-name="T8">立</text:span></text:ruby-base><text:ruby-text>だ</text:ruby-text></text:ruby><text:span text:style-name="T8">つ</text:span><text:span text:style-name="T15"> <text:s text:c="18"/></text:span></text:p>
            <text:p text:style-name="P26"><text:span text:style-name="T5"><text:s text:c="9"/>ser útil </text:span><text:span text:style-name="T15">(para trabajar)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><text:soft-page-break/></text:p>
      <table:table table:name="Tabla342" table:style-name="Tabla342">
        <table:table-column table:style-name="Tabla342.A"/>
        <table:table-column table:style-name="Tabla342.B"/>
        <table:table-column table:style-name="Tabla342.C"/>
        <table:table-column table:style-name="Tabla342.D"/>
        <table:table-row>
          <table:table-cell table:style-name="Tabla342.A1" table:number-rows-spanned="2" office:value-type="string">
            <text:p text:style-name="P12">仕</text:p>
          </table:table-cell>
          <table:table-cell table:style-name="Tabla342.A1" office:value-type="string">
            <text:p text:style-name="P20">シ</text:p>
          </table:table-cell>
          <table:table-cell table:style-name="Tabla342.A1" office:value-type="string">
            <text:p text:style-name="P11"><text:ruby text:style-name="Ru1"><text:ruby-base><text:span text:style-name="T8">仕</text:span></text:ruby-base><text:ruby-text>し</text:ruby-text></text:ruby><text:ruby text:style-name="Ru1"><text:ruby-base><text:span text:style-name="T8">事</text:span></text:ruby-base><text:ruby-text>ごと</text:ruby-text></text:ruby><text:span text:style-name="T11"> <text:s text:c="7"/>trabajo, empleo</text:span></text:p>
          </table:table-cell>
          <table:table-cell table:style-name="Tabla342.D1" office:value-type="string">
            <text:p text:style-name="P11"><text:ruby text:style-name="Ru1"><text:ruby-base><text:span text:style-name="T8">仕</text:span></text:ruby-base><text:ruby-text>し</text:ruby-text></text:ruby><text:ruby text:style-name="Ru1"><text:ruby-base><text:span text:style-name="T8">上</text:span></text:ruby-base><text:ruby-text>あ</text:ruby-text></text:ruby><text:span text:style-name="T8">げる</text:span><text:span text:style-name="T11"> <text:s/></text:span></text:p>
            <text:p text:style-name="P15"><text:s text:c="3"/>terminar tarea (definitivo)</text:p>
          </table:table-cell>
        </table:table-row>
        <table:table-row>
          <table:covered-table-cell/>
          <table:table-cell table:style-name="Tabla342.B2" office:value-type="string">
            <text:p text:style-name="P20">つか</text:p>
          </table:table-cell>
          <table:table-cell table:style-name="Tabla342.B2" office:value-type="string">
            <text:p text:style-name="P11"><text:ruby text:style-name="Ru1"><text:ruby-base><text:span text:style-name="T8">仕</text:span></text:ruby-base><text:ruby-text>つか</text:ruby-text></text:ruby><text:span text:style-name="T8">える</text:span><text:span text:style-name="T11"> <text:s text:c="15"/>trabajar </text:span></text:p>
            <text:p text:style-name="P15"><text:s text:c="4"/>(asistente, mayordomo)</text:p>
          </table:table-cell>
          <table:table-cell table:style-name="Tabla342.D2" office:value-type="string">
            <text:p text:style-name="P11"/>
          </table:table-cell>
        </table:table-row>
      </table:table>
      <text:p text:style-name="P2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table:number-rows-spanned="2" office:value-type="string">
            <text:p text:style-name="P12">業</text:p>
          </table:table-cell>
          <table:table-cell table:style-name="Tabla290.A1" table:number-rows-spanned="2" office:value-type="string">
            <text:p text:style-name="P20">ギョウ</text:p>
          </table:table-cell>
          <table:table-cell table:style-name="Tabla290.A1" office:value-type="string">
            <text:p text:style-name="P17"><text:ruby text:style-name="Ru1"><text:ruby-base><text:span text:style-name="T8">業</text:span></text:ruby-base><text:ruby-text>ぎょう</text:ruby-text></text:ruby><text:span text:style-name="T5"> <text:s text:c="2"/></text:span><text:span text:style-name="T17">trabajo</text:span><text:span text:style-name="T18">, </text:span><text:span text:style-name="T17">estudio</text:span></text:p>
          </table:table-cell>
          <table:table-cell table:style-name="Tabla290.D1" office:value-type="string">
            <text:p text:style-name="P17"><text:ruby text:style-name="Ru1"><text:ruby-base><text:span text:style-name="T8">事</text:span></text:ruby-base><text:ruby-text>じ</text:ruby-text></text:ruby><text:ruby text:style-name="Ru1"><text:ruby-base><text:span text:style-name="T8">業</text:span></text:ruby-base><text:ruby-text>ぎょう</text:ruby-text></text:ruby><text:span text:style-name="T11"> <text:s text:c="5"/>negocio (formal)</text:span></text:p>
          </table:table-cell>
        </table:table-row>
        <table:table-row table:style-name="Tabla290.2">
          <table:covered-table-cell/>
          <table:covered-table-cell/>
          <table:table-cell table:style-name="Tabla290.C2" office:value-type="string">
            <text:p text:style-name="P9"><text:span text:style-name="T8">じゅ</text:span><text:ruby text:style-name="Ru1"><text:ruby-base><text:span text:style-name="T8">業</text:span></text:ruby-base><text:ruby-text>ぎょう</text:ruby-text></text:ruby><text:span text:style-name="T5"> <text:s text:c="17"/>clase</text:span></text:p>
          </table:table-cell>
          <table:table-cell table:style-name="Tabla290.D2" office:value-type="string">
            <text:p text:style-name="P9"><text:ruby text:style-name="Ru1"><text:ruby-base><text:span text:style-name="T8">始</text:span></text:ruby-base><text:ruby-text>し</text:ruby-text></text:ruby><text:ruby text:style-name="Ru1"><text:ruby-base><text:span text:style-name="T8">業</text:span></text:ruby-base><text:ruby-text>ぎょう</text:ruby-text></text:ruby><text:ruby text:style-name="Ru1"><text:ruby-base><text:span text:style-name="T8">式</text:span></text:ruby-base><text:ruby-text>しき</text:ruby-text></text:ruby><text:span text:style-name="T15"> <text:s text:c="9"/></text:span></text:p>
            <text:p text:style-name="P9"><text:span text:style-name="T5"><text:s text:c="5"/>ceremonia </text:span><text:span text:style-name="T15">inicio escolar</text:span></text:p>
          </table:table-cell>
        </table:table-row>
      </table:table>
      <text:p text:style-name="P8"/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Lucida Sans1" svg:font-family="'Lucida Sans'"/>
    <style:font-face style:name="OpenSymbol" svg:font-family="OpenSymbol"/>
    <style:font-face style:name="SimSun" svg:font-family="SimSun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67</meta:editing-cycles>
    <meta:editing-duration>P11DT18H31M40S</meta:editing-duration>
    <dc:date>2014-05-06T19:44:30</dc:date>
    <meta:print-date>2014-03-17T23:59:17</meta:print-date>
    <dc:creator>manu tero</dc:creator>
    <meta:printed-by>manu tero</meta:printed-by>
    <meta:document-statistic meta:table-count="13" meta:image-count="0" meta:object-count="0" meta:page-count="2" meta:paragraph-count="85" meta:word-count="221" meta:character-count="1483"/>
  </office:meta>
</office:document-meta>
</file>